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e1c" officeooo:paragraph-rsid="00099e1c"/>
    </style:style>
    <style:style style:name="P2" style:family="paragraph" style:parent-style-name="Standard">
      <style:text-properties officeooo:rsid="00099e1c" officeooo:paragraph-rsid="000cc241"/>
    </style:style>
    <style:style style:name="P3" style:family="paragraph" style:parent-style-name="Standard">
      <style:text-properties officeooo:rsid="000aa138" officeooo:paragraph-rsid="000aa138"/>
    </style:style>
    <style:style style:name="P4" style:family="paragraph" style:parent-style-name="Standard">
      <style:text-properties officeooo:rsid="0019cdf9" officeooo:paragraph-rsid="000b112c"/>
    </style:style>
    <style:style style:name="P5" style:family="paragraph" style:parent-style-name="Standard">
      <style:text-properties officeooo:rsid="00179208" officeooo:paragraph-rsid="000b112c"/>
    </style:style>
    <style:style style:name="P6" style:family="paragraph" style:parent-style-name="Standard">
      <style:text-properties officeooo:rsid="001d1a6f" officeooo:paragraph-rsid="000b112c"/>
    </style:style>
    <style:style style:name="P7" style:family="paragraph" style:parent-style-name="Standard">
      <style:text-properties officeooo:rsid="00236800" officeooo:paragraph-rsid="000b112c"/>
    </style:style>
    <style:style style:name="P8" style:family="paragraph" style:parent-style-name="Standard">
      <style:text-properties officeooo:rsid="00269bb4" officeooo:paragraph-rsid="000b112c"/>
    </style:style>
    <style:style style:name="P9" style:family="paragraph" style:parent-style-name="Standard">
      <style:text-properties officeooo:rsid="0037a1c1" officeooo:paragraph-rsid="000b112c"/>
    </style:style>
    <style:style style:name="P10" style:family="paragraph" style:parent-style-name="Standard">
      <style:text-properties officeooo:rsid="0038fbc8" officeooo:paragraph-rsid="000b112c"/>
    </style:style>
    <style:style style:name="P11" style:family="paragraph" style:parent-style-name="Standard">
      <style:text-properties officeooo:rsid="000cc241" officeooo:paragraph-rsid="000cc241"/>
    </style:style>
    <style:style style:name="P12" style:family="paragraph" style:parent-style-name="Standard">
      <style:text-properties officeooo:rsid="000e4fcf" officeooo:paragraph-rsid="000e4fcf"/>
    </style:style>
    <style:style style:name="P13" style:family="paragraph" style:parent-style-name="Standard">
      <style:text-properties officeooo:rsid="000f57af" officeooo:paragraph-rsid="000f57af"/>
    </style:style>
    <style:style style:name="T1" style:family="text">
      <style:text-properties officeooo:rsid="000b112c"/>
    </style:style>
    <style:style style:name="T2" style:family="text">
      <style:text-properties officeooo:rsid="000cc2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IMEIRO TURNO</text:p>
      <text:p text:style-name="P11"/>
      <text:p text:style-name="P11">Real Madrid x Barcelona</text:p>
      <text:p text:style-name="P11">Atlético Madrid x Bayern</text:p>
      <text:p text:style-name="P11">Juventus x Manchester United</text:p>
      <text:p text:style-name="P11">Arsenal x Paris Saint-Germain</text:p>
      <text:p text:style-name="P11"/>
      <text:p text:style-name="P11">Bayern x Real Madrid</text:p>
      <text:p text:style-name="P11">Barcelona x Atlético Madrid</text:p>
      <text:p text:style-name="P11">Paris Saint-Germain x Juventus</text:p>
      <text:p text:style-name="P11">Manchester United x Arsenal</text:p>
      <text:p text:style-name="P2"/>
      <text:p text:style-name="P12">Real Madrid x Atlético Madrid</text:p>
      <text:p text:style-name="P12">Bayern x Barcelona</text:p>
      <text:p text:style-name="P12">Arsenal x Juventus</text:p>
      <text:p text:style-name="P12">Manchester United x Paris Saint-Germain</text:p>
      <text:p text:style-name="P12"/>
      <text:p text:style-name="P12">Juventus x Real Madrid</text:p>
      <text:p text:style-name="P12">Barcelona x Manchester United</text:p>
      <text:p text:style-name="P12">Paris Saint-Germain x Bayern</text:p>
      <text:p text:style-name="P12">Atlético Madrid x Arsenal</text:p>
      <text:p text:style-name="P12"/>
      <text:p text:style-name="P12">Real Madrid x Manchester United</text:p>
      <text:p text:style-name="P12">Barcelona x Juventus</text:p>
      <text:p text:style-name="P12">Bayern x Arsenal</text:p>
      <text:p text:style-name="P12">Atlético Madrid x Paris Saint-Germain</text:p>
      <text:p text:style-name="P12"/>
      <text:p text:style-name="P13">Paris Saint-Germain x Real Madrid </text:p>
      <text:p text:style-name="P13">Arsenal x Barcelona</text:p>
      <text:p text:style-name="P13">Juventus x Bayern </text:p>
      <text:p text:style-name="P13">Manchester United x Atlético Madrid</text:p>
      <text:p text:style-name="P1"/>
      <text:p text:style-name="P13">Real Madrid x Arsenal</text:p>
      <text:p text:style-name="P13">Barcelona x Paris Saint-Germain</text:p>
      <text:p text:style-name="P13">Bayern x Manchester United</text:p>
      <text:p text:style-name="P13">Atlético Madrid x Juventus</text:p>
      <text:p text:style-name="P3"/>
      <text:p text:style-name="P11">SEGUNDO TURNO</text:p>
      <text:p text:style-name="P11"/>
      <text:p text:style-name="P11">Barcelona x Real Madrid</text:p>
      <text:p text:style-name="P11">Bayern x Atlético Madrid</text:p>
      <text:p text:style-name="P11">Manchester United x Juventus</text:p>
      <text:p text:style-name="P11">Paris Saint-Germain x Arsenal</text:p>
      <text:p text:style-name="P11"/>
      <text:p text:style-name="P11">Real Madrid x Bayern</text:p>
      <text:p text:style-name="P11">Atlético Madrid x Barcelona</text:p>
      <text:p text:style-name="P11">Juventus x Paris Saint-Germain</text:p>
      <text:p text:style-name="P11">Arsenal x Manchester United</text:p>
      <text:p text:style-name="P2"/>
      <text:p text:style-name="P12">Atlético Madrid x Real Madrid</text:p>
      <text:p text:style-name="P12">Barcebola x Bayern</text:p>
      <text:p text:style-name="P12">Juventus x Arsenal</text:p>
      <text:p text:style-name="P12"><text:soft-page-break/>Paris Saint-Germain x Manchester United</text:p>
      <text:p text:style-name="P12"/>
      <text:p text:style-name="P12">Real Madrid x Juventus</text:p>
      <text:p text:style-name="P12">Manchester United x Barcelona</text:p>
      <text:p text:style-name="P12">Bayern x Paris Saint-Germain</text:p>
      <text:p text:style-name="P12">Arsenal x Atlético Madrid</text:p>
      <text:p text:style-name="P12"/>
      <text:p text:style-name="P13">Real Madrid x Paris Saint-Germain</text:p>
      <text:p text:style-name="P13">Barcelona x Arsenal</text:p>
      <text:p text:style-name="P13">Bayern x Juventus</text:p>
      <text:p text:style-name="P13">Atlético Madrid x Manchester United</text:p>
      <text:p text:style-name="P13"/>
      <text:p text:style-name="P13">Arsenal x Real Madrid</text:p>
      <text:p text:style-name="P13">Paris Saint-Germain x Barcelona</text:p>
      <text:p text:style-name="P13">Manchester United x Bayern</text:p>
      <text:p text:style-name="P13">Juventus x Atlético Madr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31:46.702000000</meta:creation-date>
    <dc:date>2016-11-03T21:36:00.443000000</dc:date>
    <meta:editing-duration>PT6M57S</meta:editing-duration>
    <meta:editing-cycles>1</meta:editing-cycles>
    <meta:document-statistic meta:table-count="0" meta:image-count="0" meta:object-count="0" meta:page-count="2" meta:paragraph-count="54" meta:word-count="212" meta:character-count="1381" meta:non-whitespace-character-count="1221"/>
    <meta:generator>LibreOffice/5.2.0.4$Windows_x86 LibreOffice_project/066b007f5ebcc236395c7d282ba488bca6720265</meta:generator>
  </office:meta>
</office:document-meta>
</file>